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6031" officeooo:paragraph-rsid="00076031"/>
    </style:style>
    <style:style style:name="P2" style:family="paragraph" style:parent-style-name="Standard">
      <style:text-properties officeooo:rsid="0007c4a2" officeooo:paragraph-rsid="0007c4a2"/>
    </style:style>
    <style:style style:name="T1" style:family="text">
      <style:text-properties officeooo:rsid="0007c4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transfer learning to train Yolov8 for detecting indoor objects</text:p>
      <text:p text:style-name="P1"/>
      <text:p text:style-name="P1">Why use transfer learning :</text:p>
      <text:p text:style-name="P1">Training all weights (more than 3 million for yolov8) of a model requires heavy computation and time . We train only the last few layers because basic feature extraction is same for different object classes. </text:p>
      <text:p text:style-name="P1"/>
      <text:p text:style-name="P1">How it is done : </text:p>
      <text:p text:style-name="P1">Yolo v8 model has 3 part : backbone , neck and head . Backbone extracts low level features . The neck defines more detailed features . The head is resposible for detecting and classifying objects into classes . In the training step we freeze the weights of layers of backbone and neck and only train the head layers weights . </text:p>
      <text:p text:style-name="P1"/>
      <text:p text:style-name="P1">Dataset : </text:p>
      <text:p text:style-name="P1">The COCO 2017 dataset has 80 classes of objects . The pretrained yolov8 model is trained on all 80 classes . Our project aims to reduce training time for model and increase accuracy and precisoon for specific classes of objects depending on the type of place the person wants to use the model . Hence our dataset contains 6000 images of 6 classes of COCO 2017 dataset . Hence our model predicts only 6 classes . </text:p>
      <text:p text:style-name="P1"/>
      <text:p text:style-name="P1">Model training and evaluation: </text:p>
      <text:p text:style-name="P1">training was done on CPU without any GPU . Total training time was 4.5 hours . The accuracy and precision and other metrics for our model is higher on the test data <text:span text:style-name="T1">than the pretrained model(see from file and add the metrics)</text:span></text:p>
      <text:p text:style-name="P1"/>
      <text:p text:style-name="P2">Hence we have proven the effectiveness of transfer learnig for when we want to narrow down our variables to specific cases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2:01:04.115669394</meta:creation-date>
    <dc:date>2025-04-20T02:17:48.857077743</dc:date>
    <meta:editing-duration>PT5M54S</meta:editing-duration>
    <meta:editing-cycles>1</meta:editing-cycles>
    <meta:document-statistic meta:table-count="0" meta:image-count="0" meta:object-count="0" meta:page-count="1" meta:paragraph-count="10" meta:word-count="261" meta:character-count="1449" meta:non-whitespace-character-count="1191"/>
    <meta:generator>LibreOffice/7.3.7.2$Linux_X86_64 LibreOffice_project/30$Build-2</meta:generator>
  </office:meta>
</office:document-meta>
</file>